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0E000001E267E17C11181374AA.png" manifest:media-type="image/png"/>
  <manifest:file-entry manifest:full-path="Pictures/1000110B000176630000ADA22AE7009501812128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403cm" fo:margin-top="0cm" fo:margin-bottom="0.199cm" table:align="margins" style:writing-mode="lr-tb"/>
    </style:style>
    <style:style style:name="Table1.A" style:family="table-column">
      <style:table-column-properties style:column-width="5.801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1.994cm" style:type="center"/>
          <style:tab-stop style:position="17.403cm" style:type="right"/>
        </style:tab-stops>
      </style:paragraph-properties>
    </style:style>
    <style:style style:name="P2" style:family="paragraph" style:parent-style-name="Text_20_body">
      <style:paragraph-properties style:writing-mode="lr-tb"/>
      <style:text-properties officeooo:rsid="000954e1" officeooo:paragraph-rsid="000954e1"/>
    </style:style>
    <style:style style:name="P3" style:family="paragraph" style:parent-style-name="Text_20_body">
      <style:paragraph-properties style:writing-mode="lr-tb"/>
      <style:text-properties officeooo:rsid="000f8c0a" officeooo:paragraph-rsid="000f8c0a"/>
    </style:style>
    <style:style style:name="P4" style:family="paragraph" style:parent-style-name="Text_20_body">
      <style:paragraph-properties style:writing-mode="lr-tb"/>
      <style:text-properties officeooo:rsid="00050ba9" officeooo:paragraph-rsid="0010a407"/>
    </style:style>
    <style:style style:name="P5" style:family="paragraph" style:parent-style-name="Text_20_body">
      <style:paragraph-properties style:writing-mode="lr-tb"/>
      <style:text-properties officeooo:rsid="0022bab9" officeooo:paragraph-rsid="00259013"/>
    </style:style>
    <style:style style:name="P6" style:family="paragraph" style:parent-style-name="Text_20_body">
      <style:paragraph-properties style:writing-mode="lr-tb"/>
      <style:text-properties officeooo:rsid="0024b590" officeooo:paragraph-rsid="00259013"/>
    </style:style>
    <style:style style:name="P7" style:family="paragraph" style:parent-style-name="Text_20_body">
      <style:paragraph-properties style:writing-mode="lr-tb"/>
      <style:text-properties officeooo:rsid="00259013" officeooo:paragraph-rsid="00259013"/>
    </style:style>
    <style:style style:name="P8" style:family="paragraph" style:parent-style-name="Standard">
      <style:text-properties officeooo:rsid="00050ba9" officeooo:paragraph-rsid="0010a407"/>
    </style:style>
    <style:style style:name="P9" style:family="paragraph" style:parent-style-name="Table_20_Contents">
      <style:text-properties officeooo:rsid="00245cbc" officeooo:paragraph-rsid="00245cbc"/>
    </style:style>
    <style:style style:name="P10" style:family="paragraph" style:parent-style-name="Text_20_body" style:list-style-name="List_20_1">
      <style:text-properties officeooo:rsid="0007e799" officeooo:paragraph-rsid="002674f2"/>
    </style:style>
    <style:style style:name="P11" style:family="paragraph" style:parent-style-name="Text_20_body" style:list-style-name="List_20_1">
      <style:text-properties officeooo:rsid="0007e799" officeooo:paragraph-rsid="001c5984"/>
    </style:style>
    <style:style style:name="P12" style:family="paragraph" style:parent-style-name="Text_20_body" style:list-style-name="List_20_1">
      <style:text-properties officeooo:rsid="0020879a" officeooo:paragraph-rsid="0020879a"/>
    </style:style>
    <style:style style:name="P13" style:family="paragraph" style:parent-style-name="Text_20_body" style:list-style-name="List_20_1">
      <style:paragraph-properties style:writing-mode="lr-tb"/>
      <style:text-properties officeooo:rsid="0003ad2d" officeooo:paragraph-rsid="002674f2"/>
    </style:style>
    <style:style style:name="P14" style:family="paragraph" style:parent-style-name="Text_20_body" style:list-style-name="List_20_1">
      <style:paragraph-properties style:writing-mode="lr-tb"/>
      <style:text-properties officeooo:rsid="00059e9f" officeooo:paragraph-rsid="001bb893"/>
    </style:style>
    <style:style style:name="P15" style:family="paragraph" style:parent-style-name="Text_20_body" style:list-style-name="List_20_1">
      <style:paragraph-properties style:writing-mode="lr-tb"/>
      <style:text-properties officeooo:rsid="00059e9f" officeooo:paragraph-rsid="002674f2"/>
    </style:style>
    <style:style style:name="P16" style:family="paragraph" style:parent-style-name="Text_20_body" style:list-style-name="List_20_1">
      <style:paragraph-properties style:writing-mode="lr-tb"/>
      <style:text-properties officeooo:rsid="00059e9f" officeooo:paragraph-rsid="0024b590"/>
    </style:style>
    <style:style style:name="P17" style:family="paragraph" style:parent-style-name="Text_20_body" style:list-style-name="List_20_1">
      <style:paragraph-properties style:writing-mode="lr-tb"/>
      <style:text-properties officeooo:rsid="0007e799" officeooo:paragraph-rsid="002674f2"/>
    </style:style>
    <style:style style:name="P18" style:family="paragraph" style:parent-style-name="Text_20_body" style:list-style-name="List_20_1">
      <style:paragraph-properties style:writing-mode="lr-tb"/>
      <style:text-properties officeooo:rsid="0007e799" officeooo:paragraph-rsid="001c5984"/>
    </style:style>
    <style:style style:name="P19" style:family="paragraph" style:parent-style-name="Text_20_body" style:list-style-name="List_20_1">
      <style:paragraph-properties style:writing-mode="lr-tb"/>
      <style:text-properties officeooo:rsid="000e449e" officeooo:paragraph-rsid="000e449e"/>
    </style:style>
    <style:style style:name="P20" style:family="paragraph" style:parent-style-name="Text_20_body" style:list-style-name="Warning">
      <style:paragraph-properties style:writing-mode="lr-tb"/>
      <style:text-properties officeooo:rsid="001e4f20" officeooo:paragraph-rsid="001c5984"/>
    </style:style>
    <style:style style:name="P21" style:family="paragraph" style:parent-style-name="Text_20_body" style:list-style-name="Numbering_20_2">
      <style:paragraph-properties style:writing-mode="lr-tb"/>
      <style:text-properties officeooo:paragraph-rsid="001f368a"/>
    </style:style>
    <style:style style:name="P22" style:family="paragraph" style:parent-style-name="Text_20_body" style:list-style-name="Numbering_20_2">
      <style:paragraph-properties style:writing-mode="lr-tb"/>
      <style:text-properties officeooo:rsid="0020879a" officeooo:paragraph-rsid="0020879a"/>
    </style:style>
    <style:style style:name="P23" style:family="paragraph" style:parent-style-name="Heading_20_1">
      <style:text-properties officeooo:paragraph-rsid="001ba789"/>
    </style:style>
    <style:style style:name="T1" style:family="text">
      <style:text-properties fo:font-style="italic" officeooo:rsid="0021da0f" style:font-style-asian="italic" style:font-style-complex="italic"/>
    </style:style>
    <style:style style:name="T2" style:family="text">
      <style:text-properties officeooo:rsid="0003ad2d"/>
    </style:style>
    <style:style style:name="T3" style:family="text">
      <style:text-properties officeooo:rsid="00050ba9"/>
    </style:style>
    <style:style style:name="T4" style:family="text">
      <style:text-properties officeooo:rsid="00059e9f"/>
    </style:style>
    <style:style style:name="T5" style:family="text">
      <style:text-properties officeooo:rsid="000e449e"/>
    </style:style>
    <style:style style:name="T6" style:family="text">
      <style:text-properties officeooo:rsid="000f8c0a"/>
    </style:style>
    <style:style style:name="T7" style:family="text">
      <style:text-properties officeooo:rsid="001068cb"/>
    </style:style>
    <style:style style:name="T8" style:family="text">
      <style:text-properties officeooo:rsid="0010a407"/>
    </style:style>
    <style:style style:name="T9" style:family="text">
      <style:text-properties officeooo:rsid="0015311c"/>
    </style:style>
    <style:style style:name="T10" style:family="text">
      <style:text-properties officeooo:rsid="001bb893"/>
    </style:style>
    <style:style style:name="T11" style:family="text">
      <style:text-properties officeooo:rsid="001c2b69"/>
    </style:style>
    <style:style style:name="T12" style:family="text">
      <style:text-properties officeooo:rsid="001f368a"/>
    </style:style>
    <style:style style:name="T13" style:family="text">
      <style:text-properties officeooo:rsid="0020879a"/>
    </style:style>
    <style:style style:name="T14" style:family="text">
      <style:text-properties officeooo:rsid="00245cbc"/>
    </style:style>
    <style:style style:name="T15" style:family="text">
      <style:text-properties officeooo:rsid="0024b590"/>
    </style:style>
    <style:style style:name="T16" style:family="text">
      <style:text-properties officeooo:rsid="00259013"/>
    </style:style>
    <style:style style:name="T17" style:family="text">
      <style:text-properties officeooo:rsid="002674f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Cheat<text:span text:style-name="T3">s</text:span>heet</text:h>
      <text:p text:style-name="Subtitle">for Windows Administrators</text:p>
      <text:h text:style-name="Heading_20_2" text:outline-level="2">Basic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unction</text:p>
          </table:table-cell>
          <table:table-cell table:style-name="Table1.A1" office:value-type="string">
            <text:p text:style-name="Table_20_Heading">SUSE Linux Enterprise</text:p>
          </table:table-cell>
          <table:table-cell table:style-name="Table1.C1" office:value-type="string">
            <text:p text:style-name="Table_20_Heading">Windows</text:p>
          </table:table-cell>
        </table:table-row>
        <table:table-row>
          <table:table-cell table:style-name="Table1.A2" office:value-type="string">
            <text:p text:style-name="Table_20_Contents">Key combination to allow executing a single command</text:p>
          </table:table-cell>
          <table:table-cell table:style-name="Table1.A2" office:value-type="string">
            <text:p text:style-name="Table_20_Contents"><text:span text:style-name="Keycap">Alt</text:span>–<text:span text:style-name="Keycap">F2</text:span></text:p>
          </table:table-cell>
          <table:table-cell table:style-name="Table1.C2" office:value-type="string">
            <text:p text:style-name="Table_20_Contents"><text:span text:style-name="Keycap">Win</text:span>–<text:span text:style-name="Keycap">R</text:span></text:p>
          </table:table-cell>
        </table:table-row>
        <table:table-row>
          <table:table-cell table:style-name="Table1.A2" office:value-type="string">
            <text:p text:style-name="Table_20_Contents">Terminal emulator</text:p>
          </table:table-cell>
          <table:table-cell table:style-name="Table1.A2" office:value-type="string">
            <text:p text:style-name="Table_20_Contents"><text:span text:style-name="Command">xterm</text:span> or <text:span text:style-name="Command">gnome-terminal</text:span></text:p>
          </table:table-cell>
          <table:table-cell table:style-name="Table1.C2" office:value-type="string">
            <text:p text:style-name="Table_20_Contents"><text:span text:style-name="Command">cmd</text:span> </text:p>
          </table:table-cell>
        </table:table-row>
        <table:table-row>
          <table:table-cell table:style-name="Table1.A2" office:value-type="string">
            <text:p text:style-name="P9">Run a command with an administrator account</text:p>
          </table:table-cell>
          <table:table-cell table:style-name="Table1.A2" office:value-type="string">
            <text:p text:style-name="P9"><text:span text:style-name="T15">with </text:span>command-line <text:span text:style-name="T15">password</text:span> prompt: <text:span text:style-name="Command">sudo </text:span><text:span text:style-name="Replaceable">COMMAND</text:span>;</text:p>
            <text:p text:style-name="P9"><text:span text:style-name="T15">with </text:span>graphical <text:span text:style-name="T15">password </text:span>prompt:</text:p>
            <text:p text:style-name="P9"><text:span text:style-name="Command">xdg-su -c "</text:span><text:span text:style-name="Replaceable">COMMAND</text:span><text:span text:style-name="Command">"</text:span></text:p>
          </table:table-cell>
          <table:table-cell table:style-name="Table1.C2" office:value-type="string">
            <text:p text:style-name="Standard"><text:span text:style-name="Command">runas /user:Administrator</text:span> <text:span text:style-name="Command"><text:s/></text:span><text:span text:style-name="Replaceable">COMMAND</text:span> </text:p>
          </table:table-cell>
        </table:table-row>
      </table:table>
      <text:p text:style-name="P8">For more information <text:span text:style-name="T10">about the desktop</text:span>, see the <text:span text:style-name="Reference">GNOME User Guide</text:span> <text:span text:style-name="T8">at </text:span><text:a xlink:type="simple" xlink:href="https://www.suse.com/documentation/sles-12/" text:style-name="Internet_20_link" text:visited-style-name="Visited_20_Internet_20_Link">https://www.suse.com/documentation/sles-12/</text:a>.</text:p>
      <text:h text:style-name="Heading_20_2" text:outline-level="2">Managing Users</text:h>
      <text:list xml:id="list671268446303162922" text:style-name="List_20_1">
        <text:list-item>
          <text:p text:style-name="P13">To manage users, use <text:span text:style-name="T11">YaST</text:span>: <text:span text:style-name="UI_20_Element">Applications </text:span>&gt; <text:span text:style-name="UI_20_Element">System Tools </text:span>&gt; <text:span text:style-name="UI_20_Element">YaST </text:span>&gt; <text:span text:style-name="UI_20_Element">User and Group Management</text:span>. (Or use this command: <text:span text:style-name="Command">sudo /sbin/yast2 </text:span><text:span text:style-name="Command"><text:span text:style-name="T17">users</text:span></text:span>)</text:p>
        </text:list-item>
      </text:list>
      <text:p text:style-name="P4">For more information, see <text:span text:style-name="T4">the </text:span><text:span text:style-name="Reference"><text:span text:style-name="T4">Deployment Guide, Part Initial System Configuration, Chapter Managing Users with YaST</text:span></text:span> <text:span text:style-name="T8">at </text:span><text:a xlink:type="simple" xlink:href="https://www.suse.com/documentation/sles-12/" text:style-name="Internet_20_link" text:visited-style-name="Visited_20_Internet_20_Link">https://www.suse.com/documentation/sles-12/</text:a><text:span text:style-name="T8">.</text:span></text:p>
      <text:h text:style-name="Heading_20_2" text:outline-level="2"><text:span text:style-name="T3">Administrator </text:span>Privileges</text:h>
      <text:list xml:id="list183635427973640" text:continue-numbering="true" text:style-name="List_20_1">
        <text:list-item>
          <text:p text:style-name="P14">On Linux, administrator privileges can be assigned by adding a user to the file <text:span text:style-name="File_20_Name">/etc/sudoers</text:span>.</text:p>
        </text:list-item>
        <text:list-item>
          <text:p text:style-name="P15">To manage this file on SUSE Linux Enterprise, use YaST: <text:span text:style-name="UI_20_Element"><text:span text:style-name="T2">Applications </text:span></text:span><text:span text:style-name="T2">&gt; </text:span><text:span text:style-name="UI_20_Element"><text:span text:style-name="T2">System Tools </text:span></text:span><text:span text:style-name="T2">&gt; </text:span><text:span text:style-name="UI_20_Element"><text:span text:style-name="T2">YaST </text:span></text:span><text:span text:style-name="T2">&gt; </text:span><text:span text:style-name="UI_20_Element">Sudo</text:span><text:span text:style-name="T2">. (Or use this command: </text:span><text:span text:style-name="Command"><text:span text:style-name="T2">sudo /sbin/yast2 sudo</text:span></text:span><text:span text:style-name="T2">)</text:span></text:p>
        </text:list-item>
      </text:list>
      <text:p text:style-name="P5">For more information, see the <text:span text:style-name="Reference"><text:span text:style-name="T14">Administration Guide, Part Common Tasks, Chapter sudo</text:span></text:span><text:span text:style-name="T14"> at </text:span><text:a xlink:type="simple" xlink:href="https://www.suse.com/documentation/sles-12/" text:style-name="Internet_20_link" text:visited-style-name="Visited_20_Internet_20_Link"><text:span text:style-name="T14">https://www.suse.com/documentation/sles-12/</text:span></text:a><text:span text:style-name="T14">.</text:span></text:p>
      <text:h text:style-name="Heading_20_2" text:outline-level="2">System Services</text:h>
      <text:list xml:id="list183636457134455" text:continue-numbering="true" text:style-name="List_20_1">
        <text:list-item>
          <text:p text:style-name="P10">To manage which services are enabled, which are running and show their status, use <text:span text:style-name="T11">YaST</text:span>: <text:span text:style-name="UI_20_Element"><text:span text:style-name="T2">Applications </text:span></text:span><text:span text:style-name="T2">&gt; </text:span><text:span text:style-name="UI_20_Element"><text:span text:style-name="T2">System Tools </text:span></text:span><text:span text:style-name="T2">&gt; </text:span><text:span text:style-name="UI_20_Element"><text:span text:style-name="T2">YaST </text:span></text:span><text:span text:style-name="T2">&gt; </text:span><text:span text:style-name="UI_20_Element">Services Manager</text:span><text:span text:style-name="T2">. (Or use this command: </text:span><text:span text:style-name="Command"><text:span text:style-name="T2">sudo /sbin/yast2 services-manager</text:span></text:span><text:span text:style-name="T2">)</text:span></text:p>
        </text:list-item>
      </text:list>
      <text:p text:style-name="P6">For more information, see the <text:span text:style-name="Reference">Administration Guide, Part System, Chapter The systemd Daemon</text:span><text:span text:style-name="T3"> at </text:span><text:a xlink:type="simple" xlink:href="https://www.suse.com/documentation/sles-12/" text:style-name="Internet_20_link" text:visited-style-name="Visited_20_Internet_20_Link"><text:span text:style-name="T3">https://www.suse.com/documentation/sles-12/</text:span></text:a><text:span text:style-name="T3">.</text:span></text:p>
      <text:h text:style-name="Heading_20_3" text:outline-level="3">Managing <text:span text:style-name="T2">System Services</text:span></text:h>
      <text:p text:style-name="P2">The selected service can be controlled using <text:span text:style-name="UI_20_Element">Start/Stop</text:span>. To enable or disable a service by default, make sure that the default system target is selected, then click <text:span text:style-name="UI_20_Element">Enable/Disable</text:span>.</text:p>
      <text:h text:style-name="Heading_20_3" text:outline-level="3">Setting the Default System Target</text:h>
      <text:p text:style-name="P3">The default system target (<text:span text:style-name="T13">sometimes</text:span> called <text:span text:style-name="T13">the “default </text:span>run level”) deter<text:span text:style-name="T7">mines what mode your system boots into. Select it from the drop-down box under </text:span><text:span text:style-name="UI_20_Element"><text:span text:style-name="T7">Default System Target</text:span></text:span><text:span text:style-name="T7">.</text:span></text:p>
      <text:h text:style-name="Heading_20_2" text:outline-level="2"><text:soft-page-break/>Firewall</text:h>
      <text:list xml:id="list183636181387846" text:continue-numbering="true" text:style-name="List_20_1">
        <text:list-item>
          <text:p text:style-name="P17">To manage <text:span text:style-name="T5">firewall settings</text:span>, use <text:span text:style-name="T11">YaST</text:span>: <text:span text:style-name="UI_20_Element"><text:span text:style-name="T2">Applications </text:span></text:span><text:span text:style-name="T2">&gt; </text:span><text:span text:style-name="UI_20_Element"><text:span text:style-name="T2">System Tools </text:span></text:span><text:span text:style-name="T2">&gt; </text:span><text:span text:style-name="UI_20_Element"><text:span text:style-name="T2">YaST </text:span></text:span><text:span text:style-name="T2">&gt; </text:span><text:span text:style-name="UI_20_Element"><text:span text:style-name="T2">Firewall</text:span></text:span><text:span text:style-name="T2">. <text:s/>(Or use this command: </text:span><text:span text:style-name="Command"><text:span text:style-name="T2">sudo /sbin/yast2 firewall</text:span></text:span><text:span text:style-name="T2">)</text:span></text:p>
        </text:list-item>
        <text:list-item>
          <text:p text:style-name="P19"><text:span text:style-name="T8">The firewall on</text:span> SUSE <text:span text:style-name="T6">Linux Enterprise allows </text:span>set<text:span text:style-name="T8">ting</text:span> rules for each interface independently. You can also <text:span text:style-name="T6">enable </text:span>masqu<text:span text:style-name="T6">e</text:span>rade, port forward<text:span text:style-name="T6">ing</text:span> and broadcast<text:span text:style-name="T6">ing</text:span> in <text:span text:style-name="T6">the </text:span>firewall <text:span text:style-name="T6">settings</text:span>.</text:p>
        </text:list-item>
      </text:list>
      <text:p text:style-name="P6">For more information, see the <text:span text:style-name="Reference">Security Guide, Part Network Security, Chapter Masquerading and Firewalls</text:span><text:span text:style-name="T3"> at </text:span><text:a xlink:type="simple" xlink:href="https://www.suse.com/documentation/sles-12/" text:style-name="Internet_20_link" text:visited-style-name="Visited_20_Internet_20_Link"><text:span text:style-name="T3">https://www.suse.com/documentation/sles-12/</text:span></text:a><text:span text:style-name="T3">.</text:span></text:p>
      <text:h text:style-name="Heading_20_2" text:outline-level="2"><text:span text:style-name="T9">Joining a </text:span>Windows Domain <text:span text:style-name="T11">(Active Directory/SMB File Sharing)</text:span></text:h>
      <text:list xml:id="list183635125061093" text:continue-numbering="true" text:style-name="List_20_1">
        <text:list-item>
          <text:p text:style-name="P10">To <text:span text:style-name="T11">join a Windows Domain</text:span>, use <text:span text:style-name="T11">YaST</text:span>: <text:span text:style-name="UI_20_Element"><text:span text:style-name="T2">Applications </text:span></text:span><text:span text:style-name="T2">&gt; </text:span><text:span text:style-name="UI_20_Element"><text:span text:style-name="T2">System Tools </text:span></text:span><text:span text:style-name="T2">&gt; </text:span><text:span text:style-name="UI_20_Element"><text:span text:style-name="T2">YaST </text:span></text:span><text:span text:style-name="T2">&gt; </text:span><text:span text:style-name="UI_20_Element"><text:span text:style-name="T11">Windows Domain Membership</text:span></text:span><text:span text:style-name="T2">. (Or use this command: </text:span><text:span text:style-name="Command"><text:span text:style-name="T2">sudo /sbin/yast2 samba-client</text:span></text:span><text:span text:style-name="T2">)</text:span></text:p>
        </text:list-item>
      </text:list>
      <text:p text:style-name="P6">For more information, see the <text:span text:style-name="Reference">Security Guide, Part Authentication, Chapter Active Directory Support</text:span><text:span text:style-name="T3"> at </text:span><text:a xlink:type="simple" xlink:href="https://www.suse.com/documentation/sles-12/" text:style-name="Internet_20_link" text:visited-style-name="Visited_20_Internet_20_Link"><text:span text:style-name="T3">https://www.suse.com/documentation/sles-12/</text:span></text:a><text:span text:style-name="T3">.</text:span></text:p>
      <text:h text:style-name="Heading_20_2" text:outline-level="2">Managing Partitions and <text:span text:style-name="T2">Storage Devices</text:span></text:h>
      <text:h text:style-name="Heading_20_3" text:outline-level="3"><text:span text:style-name="T15">Changing the </text:span>Partition <text:span text:style-name="T15">Layout</text:span></text:h>
      <text:list xml:id="list183635151226704" text:continue-numbering="true" text:style-name="List_20_1">
        <text:list-item>
          <text:p text:style-name="P18">To <text:span text:style-name="T11">view or change the partition layout</text:span>, use <text:span text:style-name="T11">YaST</text:span>: <text:span text:style-name="UI_20_Element"><text:span text:style-name="T2">Applications </text:span></text:span><text:span text:style-name="T2">&gt; </text:span><text:span text:style-name="UI_20_Element"><text:span text:style-name="T2">System Tools </text:span></text:span><text:span text:style-name="T2">&gt; </text:span><text:span text:style-name="UI_20_Element"><text:span text:style-name="T2">YaST </text:span></text:span><text:span text:style-name="T2">&gt; </text:span><text:span text:style-name="UI_20_Element"><text:span text:style-name="T11">Partitioner</text:span></text:span><text:span text:style-name="T2">. (Or use this command: </text:span><text:span text:style-name="Command"><text:span text:style-name="T2">sudo /sbin/yast2 disk</text:span></text:span><text:span text:style-name="T2">)</text:span></text:p>
        </text:list-item>
      </text:list>
      <text:list xml:id="list4075134624423200195" text:style-name="Warning">
        <text:list-item>
          <text:p text:style-name="P20">To avoid data loss, unmount partitions before modifying them! To unmount a partition, open a terminal, then do:</text:p>
        </text:list-item>
      </text:list>
      <text:list xml:id="list5011505896087109291" text:style-name="Numbering_20_2">
        <text:list-item>
          <text:p text:style-name="P21"><text:span text:style-name="T13">To be able to pick the right device, check which partitions are mounted using the command: </text:span><text:span text:style-name="Command"><text:span text:style-name="T12">mount</text:span></text:span><text:span text:style-name="T12"><text:line-break/>This will return a list that with entries structured like this: </text:span><text:span text:style-name="Replaceable"><text:span text:style-name="T12">DEVICE</text:span></text:span><text:span text:style-name="Literal"><text:span text:style-name="T12"> on </text:span></text:span><text:span text:style-name="Replaceable"><text:span text:style-name="T12">MOUNT_POINT</text:span></text:span><text:span text:style-name="Literal"><text:span text:style-name="T12"> type </text:span></text:span><text:span text:style-name="Replaceable"><text:span text:style-name="T12">FILE_SYSTEM_TYPE</text:span></text:span><text:span text:style-name="Literal"><text:span text:style-name="T12"> (</text:span></text:span><text:span text:style-name="Replaceable"><text:span text:style-name="T12">FILE_SYSTEM_OPTIONS</text:span></text:span><text:span text:style-name="Literal"><text:span text:style-name="T12">)</text:span></text:span>.</text:p>
        </text:list-item>
        <text:list-item>
          <text:p text:style-name="P22">Use the mount point information from the previous step to unmount the appropriate file system: <text:span text:style-name="Command"><text:span text:style-name="T15">sudo </text:span></text:span><text:span text:style-name="Command">umount </text:span><text:span text:style-name="Replaceable">MOUNT_POINT</text:span></text:p>
        </text:list-item>
      </text:list>
      <text:p text:style-name="P7">For more information, see the <text:span text:style-name="Reference">Storage Guide</text:span><text:span text:style-name="T3"> at </text:span><text:a xlink:type="simple" xlink:href="https://www.suse.com/documentation/sles-12/" text:style-name="Internet_20_link" text:visited-style-name="Visited_20_Internet_20_Link"><text:span text:style-name="T3">https://www.suse.com/documentation/sles-12/</text:span></text:a><text:span text:style-name="T3">.</text:span></text:p>
      <text:h text:style-name="Heading_20_3" text:outline-level="3">Sharing <text:span text:style-name="T16">File Systems</text:span></text:h>
      <text:list xml:id="list183635067801488" text:continue-list="list183635151226704" text:style-name="List_20_1">
        <text:list-item>
          <text:p text:style-name="P12">To share file systems, use Samba which implements the SMB protocol.</text:p>
        </text:list-item>
        <text:list-item>
          <text:p text:style-name="P11">To <text:span text:style-name="T13">set up a SMB server</text:span>, use <text:span text:style-name="T11">YaST</text:span>: <text:span text:style-name="UI_20_Element"><text:span text:style-name="T2">Applications </text:span></text:span><text:span text:style-name="T2">&gt; </text:span><text:span text:style-name="UI_20_Element"><text:span text:style-name="T2">System Tools </text:span></text:span><text:span text:style-name="T2">&gt; </text:span><text:span text:style-name="UI_20_Element"><text:span text:style-name="T2">YaST </text:span></text:span><text:span text:style-name="T2">&gt; </text:span><text:span text:style-name="UI_20_Element"><text:span text:style-name="T11">Samba Server</text:span></text:span><text:span text:style-name="T2">.</text:span></text:p>
        </text:list-item>
        <text:list-item>
          <text:p text:style-name="P16"><text:span text:style-name="T2">Alternatively: As administrator, press </text:span><text:span text:style-name="Keycap"><text:span text:style-name="T2">Alt</text:span></text:span><text:span text:style-name="T2">–</text:span><text:span text:style-name="Keycap"><text:span text:style-name="T2">F2</text:span></text:span><text:span text:style-name="T2"> and enter </text:span><text:span text:style-name="Command"><text:span text:style-name="T2">/sbin/yast2 samba-server</text:span></text:span></text:p>
        </text:list-item>
      </text:list>
      <text:p text:style-name="P7">For more information, see the <text:span text:style-name="Reference">Administration Guide, Part Services, Chapter Samba</text:span><text:span text:style-name="T3"> at </text:span><text:a xlink:type="simple" xlink:href="https://www.suse.com/documentation/sles-12/" text:style-name="Internet_20_link" text:visited-style-name="Visited_20_Internet_20_Link"><text:span text:style-name="T3">https://www.suse.com/documentation/sles-12/</text:span></text:a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7%" style:page-number="auto" style:writing-mode="page">
        <style:tab-stops/>
      </style:paragraph-properties>
      <style:text-properties style:font-name="Open Sans1" fo:font-family="'Open Sans'" style:font-style-name="Regular" style:font-family-generic="swiss" style:font-pitch="variable" fo:font-size="10pt" fo:language="en" fo:country="US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Open Sans" fo:font-family="'Open Sans'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writing-mode="page"/>
      <style:text-properties fo:color="#0d2c40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25cm" fo:margin-bottom="0.101cm" loext:contextual-spacing="false" fo:text-indent="0cm" style:auto-text-indent="false" style:shadow="none" style:writing-mode="page">
        <style:tab-stops/>
      </style:paragraph-properties>
      <style:text-properties fo:color="#00c08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99cm" fo:margin-bottom="0.101cm" loext:contextual-spacing="false" fo:text-indent="0cm" style:auto-text-indent="false" style:writing-mode="page"/>
      <style:text-properties fo:color="#00c081" fo:font-size="95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Subtitle" style:family="paragraph" style:parent-style-name="Heading" style:next-style-name="Text_20_body" style:class="chapter" style:master-page-name="">
      <loext:graphic-properties draw:fill-image-width="0cm" draw:fill-image-height="0cm"/>
      <style:paragraph-properties fo:margin-top="0cm" fo:margin-bottom="0.101cm" loext:contextual-spacing="false" fo:line-height="85%" fo:text-align="start" style:justify-single-word="false" style:page-number="auto" style:shadow="none" style:writing-mode="page">
        <style:tab-stops/>
      </style:paragraph-properties>
      <style:text-properties fo:font-variant="normal" fo:text-transform="none" fo:color="#02d35f" fo:font-size="95%" fo:font-style="italic" fo:font-weight="normal" fo:background-color="transparent" style:font-size-asian="18pt" style:font-size-complex="18pt"/>
    </style:style>
    <style:style style:name="Command" style:family="text">
      <style:text-properties fo:color="#02a49c" style:text-position="0% 100%" style:font-name="DejaVu Sans Mono" fo:font-family="'DejaVu Sans Mono'" style:font-style-name="Bold" style:font-family-generic="modern" style:font-pitch="fixed" style:text-underline-style="solid" style:text-underline-width="auto" style:text-underline-color="#a7a9ac" fo:font-weight="bold" fo:background-color="transparent" style:font-size-asian="10.5pt"/>
    </style:style>
    <style:style style:name="Keycap" style:family="text">
      <style:text-properties fo:font-style="italic" style:font-size-asian="10.5pt"/>
    </style:style>
    <style:style style:name="UI_20_Element" style:display-name="UI Element" style:family="text">
      <style:text-properties fo:font-style="italic" style:font-size-asian="10.5pt"/>
    </style:style>
    <style:style style:name="Internet_20_link" style:display-name="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erence" style:family="text">
      <style:text-properties fo:font-style="italic" style:font-size-asian="10.5pt"/>
    </style:style>
    <style:style style:name="File_20_Name" style:display-name="File Name" style:family="text">
      <style:text-properties style:font-name="DejaVu Sans Mono1" fo:font-family="'DejaVu Sans Mono'" style:font-style-name="Book" style:font-family-generic="modern" style:font-pitch="fixed" style:text-underline-style="solid" style:text-underline-width="auto" style:text-underline-color="font-color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teral" style:family="text" style:parent-style-name="Command">
      <style:text-properties fo:color="#5f5f5f" fo:font-weight="normal" style:font-size-asian="10.5pt"/>
    </style:style>
    <style:style style:name="Replaceable" style:family="text" style:parent-style-name="Literal">
      <style:text-properties fo:font-style="oblique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8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9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10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2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3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4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5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6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7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8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9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10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</text:list-style>
    <text:list-style style:name="Warning">
      <text:list-level-style-bullet text:level="1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2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3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4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5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6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7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8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9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10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1.994cm" style:type="center"/>
          <style:tab-stop style:position="17.403cm" style:type="right"/>
        </style:tab-stops>
      </style:paragraph-properties>
    </style:style>
    <style:style style:name="MT1" style:family="text">
      <style:text-properties fo:font-style="italic" officeooo:rsid="0021da0f" style:font-style-asian="italic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7cm" fo:margin-left="1.799cm" fo:margin-right="1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5.318cm" svg:y="-0.319cm" svg:width="2.15cm" svg:height="1cm" draw:z-index="1"><draw:image xlink:href="Pictures/1000110B000176630000ADA22AE7009501812128.svg" xlink:type="simple" xlink:show="embed" xlink:actuate="onLoad"/><draw:image xlink:href="Pictures/100002010000040E000001E267E17C11181374AA.png" xlink:type="simple" xlink:show="embed" xlink:actuate="onLoad"/></draw:frame><text:page-number text:select-page="current">2</text:page-number><text:tab/><text:span text:style-name="MT1">SUSE Linux Enterprise 12 SP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E Linux GmbH </meta:initial-creator>
    <meta:creation-date>2016-07-29T15:58:59.726612015</meta:creation-date>
    <meta:editing-duration>PT43M47S</meta:editing-duration>
    <meta:editing-cycles>14</meta:editing-cycles>
    <meta:generator>LibreOffice/5.0.6.3$Linux_X86_64 LibreOffice_project/00m0$Build-3</meta:generator>
    <dc:title>Cheatsheet for Windows Administrators</dc:title>
    <dc:date>2016-08-16T18:36:34.093720251</dc:date>
    <dc:creator>SUSE Linux GmbH </dc:creator>
    <meta:document-statistic meta:table-count="1" meta:image-count="1" meta:object-count="0" meta:page-count="2" meta:paragraph-count="52" meta:word-count="571" meta:character-count="3962" meta:non-whitespace-character-count="3456"/>
  </office:meta>
</office:document-meta>
</file>